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color="#000000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officeooo:rsid="000c39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3">USER STORY</text:p>
      <text:list xml:id="list5741097237650512871" text:style-name="L1">
        <text:list-item>
          <text:p text:style-name="P7">El usuario al ingresar deberá <text:span text:style-name="T3">registrarse, ingresar a su cuenta o jugar como invitado</text:span></text:p>
        </text:list-item>
        <text:list-item>
          <text:p text:style-name="P7">Se tendra la opcion de iniciar una nueva partida contra un contrincante</text:p>
        </text:list-item>
        <text:list-item>
          <text:p text:style-name="P7">el juego va a poder ser local o en red</text:p>
        </text:list-item>
        <text:list-item>
          <text:p text:style-name="P7">se va a poder reiniciar el juego</text:p>
        </text:list-item>
        <text:list-item>
          <text:p text:style-name="P7">se va a generar un ranking de usuarios con las partidas ganadas</text:p>
        </text:list-item>
        <text:list-item>
          <text:p text:style-name="P7">los usuarios van a poder elegir el color de su ficha</text:p>
        </text:list-item>
        <text:list-item>
          <text:p text:style-name="P7">el tablero va a ser de un tamaño fijo y no se va a poder modificar</text:p>
        </text:list-item>
        <text:list-item>
          <text:p text:style-name="P8">Por turno cada jugador debe colocar una ficha en el tablero</text:p>
        </text:list-item>
        <text:list-item>
          <text:p text:style-name="P8">Luego cada jugador deberá elegir en qué columna coloca una ficha por turno(Solo se podrá ingresar por la columna). El tablero estará conformado por 6 filas y 7 columnas.</text:p>
        </text:list-item>
        <text:list-item>
          <text:p text:style-name="P8">FInalmente el ganador del juego será quien logró unir tanto vertical, horizontal o en diagonal, cuatro fichas del mismo color.</text:p>
        </text:list-item>
        <text:list-item>
          <text:p text:style-name="P8">Cada vez que un jugador gane una partida este se le sumara un punto en una tabla que luego será guardado para sumar puntos en el ranking del juego.</text:p>
        </text:list-item>
      </text:list>
      <text:p text:style-name="P1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0T10:33:18.107434295</dc:date>
    <meta:editing-duration>PT40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13" meta:word-count="184" meta:character-count="944" meta:non-whitespace-character-count="781"/>
  </office:meta>
</office:document-meta>
</file>